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D1840A3B2353F3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52in, 3.0437in, 1.3043in, 4.75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1472in" svg:y="-0.0854in" svg:width="7.4362in" svg:height="5.2055in" draw:z-index="0"><draw:image xlink:href="Pictures/1000000000000780000004386D1840A3B2353F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8:51:15.187000000</meta:creation-date>
    <dc:date>2022-02-01T18:55:26.628000000</dc:date>
    <meta:editing-duration>PT4M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